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82in" fo:margin-left="0.0236in" fo:margin-right="-0.0368in" table:align="margins"/>
    </style:style>
    <style:style style:name="Table4.A" style:family="table-column">
      <style:table-column-properties style:column-width="1.1382in" style:rel-column-width="10750*"/>
    </style:style>
    <style:style style:name="Table4.B" style:family="table-column">
      <style:table-column-properties style:column-width="5.8in" style:rel-column-width="5478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25in"/>
    </style:style>
    <style:style style:name="Table4.7" style:family="table-row">
      <style:table-row-properties style:min-row-height="0.3424in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</style:style>
    <style:style style:name="P12" style:family="paragraph" style:parent-style-name="Standard">
      <style:text-properties fo:language="es" fo:country="CO"/>
    </style:style>
    <style:style style:name="P13" style:family="paragraph" style:parent-style-name="Standard">
      <style:text-properties fo:language="es" fo:country="CO" fo:font-weight="bold" style:font-weight-asian="bold" style:font-weight-complex="bold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style:snap-to-layout-grid="false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tracked-changes>
        <text:changed-region text:id="ct86723108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7231532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7231756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7233212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7232988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723276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7232540">
          <text:deletion>
            <office:change-info>
              <dc:creator>unknown</dc:creator>
              <dc:date>2010-10-28T09:42:00</dc:date>
            </office:change-info>
            <text:p text:style-name="P1">1</text:p>
          </text:deletion>
        </text:changed-region>
        <text:changed-region text:id="ct867232316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67231868">
          <text:deletion>
            <office:change-info>
              <dc:creator>unknown</dc:creator>
              <dc:date>2010-10-28T09:42:00</dc:date>
            </office:change-info>
            <text:p text:style-name="P1">Alta</text:p>
          </text:deletion>
        </text:changed-region>
        <text:changed-region text:id="ct867230860">
          <text:insertion>
            <office:change-info>
              <dc:creator>unknown</dc:creator>
              <dc:date>2010-10-28T09:42:00</dc:date>
            </office:change-info>
          </text:insertion>
        </text:changed-region>
        <text:changed-region text:id="ct86722974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18040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59221624">
          <text:insertion>
            <office:change-info>
              <dc:creator>unknown</dc:creator>
              <dc:date>2010-10-28T09:43:00</dc:date>
            </office:change-info>
          </text:insertion>
        </text:changed-region>
        <text:changed-region text:id="ct859221736">
          <text:insertion>
            <office:change-info>
              <dc:creator>unknown</dc:creator>
              <dc:date>2010-10-28T09:44:00</dc:date>
            </office:change-info>
          </text:insertion>
        </text:changed-region>
        <text:changed-region text:id="ct859221848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212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218264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1983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219944">
          <text:deletion>
            <office:change-info>
              <dc:creator>unknown</dc:creator>
              <dc:date>2010-11-04T11:30:00</dc:date>
            </office:change-info>
            <text:p text:style-name="P1">U</text:p>
          </text:deletion>
        </text:changed-region>
        <text:changed-region text:id="ct859219384">
          <text:deletion>
            <office:change-info>
              <dc:creator>unknown</dc:creator>
              <dc:date>2010-11-04T11:30:00</dc:date>
            </office:change-info>
            <text:p text:style-name="P1">G</text:p>
          </text:deletion>
        </text:changed-region>
        <text:changed-region text:id="ct859220952">
          <text:insertion>
            <office:change-info>
              <dc:creator>unknown</dc:creator>
              <dc:date>2010-11-04T11:30:00</dc:date>
            </office:change-info>
          </text:insertion>
        </text:changed-region>
        <text:changed-region text:id="ct85922117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221064">
          <text:deletion>
            <office:change-info>
              <dc:creator>unknown</dc:creator>
              <dc:date>2010-10-28T09:47:00</dc:date>
            </office:change-info>
            <text:p text:style-name="P1">0</text:p>
          </text:deletion>
        </text:changed-region>
        <text:changed-region text:id="ct859220616">
          <text:insertion>
            <office:change-info>
              <dc:creator>unknown</dc:creator>
              <dc:date>2010-10-28T09:47:00</dc:date>
            </office:change-info>
          </text:insertion>
        </text:changed-region>
        <text:changed-region text:id="ct85922084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20728">
          <text:insertion>
            <office:change-info>
              <dc:creator>unknown</dc:creator>
              <dc:date>2010-10-28T10:40:00</dc:date>
            </office:change-info>
          </text:insertion>
        </text:changed-region>
        <text:changed-region text:id="ct859220504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59220280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59220392">
          <text:insertion>
            <office:change-info>
              <dc:creator>unknown</dc:creator>
              <dc:date>2010-10-28T14:15:00</dc:date>
            </office:change-info>
          </text:insertion>
        </text:changed-region>
        <text:changed-region text:id="ct859220056">
          <text:insertion>
            <office:change-info>
              <dc:creator>unknown</dc:creator>
              <dc:date>2010-10-28T14:16:00</dc:date>
            </office:change-info>
          </text:insertion>
        </text:changed-region>
        <text:changed-region text:id="ct859220168">
          <text:insertion>
            <office:change-info>
              <dc:creator>unknown</dc:creator>
              <dc:date>2010-10-28T14:17:00</dc:date>
            </office:change-info>
          </text:insertion>
        </text:changed-region>
        <text:changed-region text:id="ct85921972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19496">
          <text:deletion>
            <office:change-info>
              <dc:creator>unknown</dc:creator>
              <dc:date>2010-06-01T09:45:00</dc:date>
            </office:change-info>
            <text:p text:style-name="P1">Si el nombre de usuario o la contraseña son incorrectas el sistema muestra un mensaje informando el error y devuelve al usuario a la pantalla de ingreso.</text:p>
          </text:deletion>
        </text:changed-region>
        <text:changed-region text:id="ct85921860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18824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18712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59219272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922140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22151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9219608">
          <text:insertion>
            <office:change-info>
              <dc:creator>unknown</dc:creator>
              <dc:date>2010-10-28T11:04:00</dc:date>
            </office:change-info>
          </text:insertion>
        </text:changed-region>
        <text:changed-region text:id="ct859219160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5921893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219048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9218488">
          <text:insertion>
            <office:change-info>
              <dc:creator>unknown</dc:creator>
              <dc:date>2010-10-28T11:51:00</dc:date>
            </office:change-info>
          </text:insertion>
        </text:changed-region>
        <text:changed-region text:id="ct859218152">
          <text:insertion>
            <office:change-info>
              <dc:creator>unknown</dc:creator>
              <dc:date>2010-10-28T11:04:00</dc:date>
            </office:change-info>
          </text:insertion>
        </text:changed-region>
        <text:changed-region text:id="ct859218376">
          <text:insertion>
            <office:change-info>
              <dc:creator>unknown</dc:creator>
              <dc:date>2010-10-28T11:50:00</dc:date>
            </office:change-info>
          </text:insertion>
        </text:changed-region>
        <text:changed-region text:id="ct85668214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566818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6679568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6682032">
          <text:insertion>
            <office:change-info>
              <dc:creator>unknown</dc:creator>
              <dc:date>2010-10-28T11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3"><text:change-start text:change-id="ct867231084"/>Control de Versiones del Documento<text:change-end text:change-id="ct86723108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<text:change-start text:change-id="ct867231532"/>Versión<text:change-end text:change-id="ct867231532"/></text:p>
          </table:table-cell>
          <table:table-cell table:style-name="Table3.A2" office:value-type="string">
            <text:p text:style-name="P13"><text:change-start text:change-id="ct867231756"/>Creación<text:change-end text:change-id="ct867231756"/></text:p>
          </table:table-cell>
          <table:table-cell table:style-name="Table3.A2" office:value-type="string">
            <text:p text:style-name="P13"><text:change-start text:change-id="ct867233212"/>Liberación<text:change-end text:change-id="ct867233212"/></text:p>
          </table:table-cell>
          <table:table-cell table:style-name="Table3.A2" office:value-type="string">
            <text:p text:style-name="P13"><text:change-start text:change-id="ct867232988"/>Descripción del Cambio<text:change-end text:change-id="ct867232988"/></text:p>
          </table:table-cell>
          <table:table-cell table:style-name="Table3.E2" office:value-type="string">
            <text:p text:style-name="P13"><text:change-start text:change-id="ct867232764"/>Autores<text:change-end text:change-id="ct867232764"/></text:p>
          </table:table-cell>
        </table:table-row>
        <table:table-row>
          <table:table-cell table:style-name="Table3.A2" office:value-type="string">
            <text:p text:style-name="P1"><text:change text:change-id="ct867232540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change-start text:change-id="ct867232316"/>Prioridad<text:change-end text:change-id="ct867232316"/></text:p>
          </table:table-cell>
          <table:table-cell table:style-name="Table4.B1" office:value-type="string">
            <text:p text:style-name="P1"><text:change text:change-id="ct867231868"/><text:change-start text:change-id="ct867230860"/>Media<text:change-end text:change-id="ct867230860"/></text:p>
          </table:table-cell>
        </table:table-row>
        <table:table-row>
          <table:table-cell table:style-name="Table4.A2" office:value-type="string">
            <text:p text:style-name="P13"><text:change-start text:change-id="ct867229740"/>Actores<text:change-end text:change-id="ct867229740"/></text:p>
          </table:table-cell>
          <table:table-cell table:style-name="Table4.B2" office:value-type="string">
            <text:p text:style-name="P1"><text:change text:change-id="ct859218040"/><text:change-start text:change-id="ct859221624"/>OPDI-<text:change-end text:change-id="ct859221624"/><text:change-start text:change-id="ct859221736"/>Análisis<text:change-end text:change-id="ct859221736"/></text:p>
          </table:table-cell>
        </table:table-row>
        <table:table-row>
          <table:table-cell table:style-name="Table4.A2" office:value-type="string">
            <text:p text:style-name="P13"><text:change-start text:change-id="ct859221848"/>Estimación<text:change-end text:change-id="ct859221848"/></text:p>
          </table:table-cell>
          <table:table-cell table:style-name="Table4.B2" office:value-type="string">
            <text:p text:style-name="P1"><text:change-start text:change-id="ct859221288"/>6 horas <text:change-end text:change-id="ct859221288"/></text:p>
          </table:table-cell>
        </table:table-row>
        <table:table-row table:style-name="Table4.4">
          <table:table-cell table:style-name="Table4.A2" office:value-type="string">
            <text:p text:style-name="P13"><text:change-start text:change-id="ct859218264"/>Dependencia<text:change-end text:change-id="ct859218264"/></text:p>
          </table:table-cell>
          <table:table-cell table:style-name="Table4.B2" office:value-type="string">
            <text:p text:style-name="P1"><text:change-start text:change-id="ct859219832"/>HU-M<text:change-end text:change-id="ct859219832"/><text:change text:change-id="ct859219944"/><text:change text:change-id="ct859219384"/><text:change-start text:change-id="ct859220952"/>AN<text:change-end text:change-id="ct859220952"/><text:change-start text:change-id="ct859221176"/>-0<text:change-end text:change-id="ct859221176"/><text:change text:change-id="ct859221064"/><text:change-start text:change-id="ct859220616"/>6<text:change-end text:change-id="ct859220616"/></text:p>
          </table:table-cell>
        </table:table-row>
        <table:table-row>
          <table:table-cell table:style-name="Table4.A2" office:value-type="string">
            <text:p text:style-name="P13"><text:change-start text:change-id="ct859220840"/>Descripción<text:change-end text:change-id="ct859220840"/></text:p>
          </table:table-cell>
          <table:table-cell table:style-name="Table4.B2" office:value-type="string">
            <text:p text:style-name="P2"><text:change-start text:change-id="ct859220728"/>Esta historia de usuario inicia cuando el usuario quiere ver los comentarios que hizo a una solicitud, para indicar al solicitante cuales han sido resueltos y cuales aun no.<text:change-end text:change-id="ct859220728"/><text:change text:change-id="ct859220504"/><text:change text:change-id="ct859220280"/><text:change-start text:change-id="ct859220392"/> El usuario tiene la opcion de cam<text:change-end text:change-id="ct859220392"/><text:change-start text:change-id="ct859220056"/>biar el estado del comentario a procesado o no procesado. Los comentarios cuyo estado sea no procesado seran deben ser mostrado al solicitan<text:change-end text:change-id="ct859220056"/><text:change-start text:change-id="ct859220168"/>te cuando este consulte las observaciones.<text:change-end text:change-id="ct859220168"/></text:p>
          </table:table-cell>
        </table:table-row>
        <table:table-row>
          <table:table-cell table:style-name="Table4.A2" office:value-type="string">
            <text:p text:style-name="P13"><text:change-start text:change-id="ct859219720"/>Observaciones<text:change-end text:change-id="ct859219720"/></text:p>
          </table:table-cell>
          <table:table-cell table:style-name="Table4.B2" office:value-type="string">
            <text:p text:style-name="P1"><text:change text:change-id="ct859219496"/></text:p>
          </table:table-cell>
        </table:table-row>
        <table:table-row table:style-name="Table4.7">
          <table:table-cell table:style-name="Table4.A2" office:value-type="string">
            <text:p text:style-name="P13"><text:change-start text:change-id="ct859218600"/>Fecha de Prueba<text:change-end text:change-id="ct859218600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3"><text:change-start text:change-id="ct859218824"/>Contacto<text:change-end text:change-id="ct859218824"/></text:p>
          </table:table-cell>
          <table:table-cell table:style-name="Table4.B2" office:value-type="string">
            <text:p text:style-name="Standard"><text:change-start text:change-id="ct859218712"/><text:span text:style-name="Fuente_20_de_20_párrafo_20_predeter."><text:span text:style-name="T1">Nombre</text:span></text:span><text:change-end text:change-id="ct859218712"/><text:change-start text:change-id="ct859219272"/><text:span text:style-name="Fuente_20_de_20_párrafo_20_predeter."><text:span text:style-name="T3">:</text:span></text:span><text:change-end text:change-id="ct859219272"/><text:change-start text:change-id="ct859221400"/><text:span text:style-name="Fuente_20_de_20_párrafo_20_predeter."><text:span text:style-name="T3"> </text:span></text:span><text:change-end text:change-id="ct859221400"/><text:change-start text:change-id="ct859221512"/><text:span text:style-name="Fuente_20_de_20_párrafo_20_predeter."><text:span text:style-name="T3"><text:s/></text:span></text:span><text:change-end text:change-id="ct859221512"/><text:change-start text:change-id="ct859219608"/><text:span text:style-name="Fuente_20_de_20_párrafo_20_predeter."><text:span text:style-name="T3">Rodolfo Padilla</text:span></text:span><text:change-end text:change-id="ct859219608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9219160"/><text:span text:style-name="T4">Teléfono</text:span><text:change-end text:change-id="ct859219160"/><text:change-start text:change-id="ct859218936"/>:<text:change-end text:change-id="ct859218936"/><text:change-start text:change-id="ct859219048"/> <text:change-end text:change-id="ct859219048"/><text:change-start text:change-id="ct859218488"/>321 21 00 <text:change-end text:change-id="ct859218488"/><text:change-start text:change-id="ct859218152"/>Ext - <text:change-end text:change-id="ct859218152"/><text:change-start text:change-id="ct859218376"/>2832<text:change-end text:change-id="ct85921837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6682144"/><text:span text:style-name="T4">E-mail</text:span><text:change-end text:change-id="ct856682144"/><text:change-start text:change-id="ct856681808"/>:<text:change-end text:change-id="ct856681808"/><text:change-start text:change-id="ct856679568"/> <text:change-end text:change-id="ct856679568"/><text:change-start text:change-id="ct856682032"/>rpadilla@univalle.edu.co<text:change-end text:change-id="ct85668203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67239056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67241184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59137368">
            <text:deletion>
              <office:change-info>
                <dc:creator>unknown</dc:creator>
                <dc:date>2010-12-02T11:39:00</dc:date>
              </office:change-info>
              <text:p text:style-name="P4">ODPI</text:p>
            </text:deletion>
          </text:changed-region>
          <text:changed-region text:id="ct859137256">
            <text:insertion>
              <office:change-info>
                <dc:creator>unknown</dc:creator>
                <dc:date>2010-12-02T11:39:00</dc:date>
              </office:change-info>
            </text:insertion>
          </text:changed-region>
          <text:changed-region text:id="ct86724028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49560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67250008">
            <text:insertion>
              <office:change-info>
                <dc:creator>unknown</dc:creator>
                <dc:date>2010-11-04T11:29:00</dc:date>
              </office:change-info>
            </text:insertion>
          </text:changed-region>
          <text:changed-region text:id="ct86723984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4073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41632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67222664">
            <text:insertion>
              <office:change-info>
                <dc:creator>unknown</dc:creator>
                <dc:date>2010-10-28T09:41:00</dc:date>
              </office:change-info>
            </text:insertion>
          </text:changed-region>
          <text:changed-region text:id="ct867222216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67222328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67222440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.</text:span></text:span></text:p>
            </text:deletion>
          </text:changed-region>
          <text:changed-region text:id="ct867222104">
            <text:insertion>
              <office:change-info>
                <dc:creator>unknown</dc:creator>
                <dc:date>2010-10-28T09:41:00</dc:date>
              </office:change-info>
            </text:insertion>
          </text:changed-region>
          <text:changed-region text:id="ct86722199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21768">
            <text:deletion>
              <office:change-info>
                <dc:creator>unknown</dc:creator>
                <dc:date>2010-11-04T11:30:00</dc:date>
              </office:change-info>
              <text:p text:style-name="P7">U</text:p>
            </text:deletion>
          </text:changed-region>
          <text:changed-region text:id="ct867221880">
            <text:deletion>
              <office:change-info>
                <dc:creator>unknown</dc:creator>
                <dc:date>2010-11-04T11:30:00</dc:date>
              </office:change-info>
              <text:p text:style-name="P7">G</text:p>
            </text:deletion>
          </text:changed-region>
          <text:changed-region text:id="ct867221656">
            <text:insertion>
              <office:change-info>
                <dc:creator>unknown</dc:creator>
                <dc:date>2010-11-04T11:30:00</dc:date>
              </office:change-info>
            </text:insertion>
          </text:changed-region>
          <text:changed-region text:id="ct86722154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23336">
            <text:deletion>
              <office:change-info>
                <dc:creator>unknown</dc:creator>
                <dc:date>2010-10-28T09:40:00</dc:date>
              </office:change-info>
              <text:p text:style-name="P7">1</text:p>
            </text:deletion>
          </text:changed-region>
          <text:changed-region text:id="ct867224008">
            <text:insertion>
              <office:change-info>
                <dc:creator>unknown</dc:creator>
                <dc:date>2010-10-28T09:40:00</dc:date>
              </office:change-info>
            </text:insertion>
          </text:changed-region>
          <text:changed-region text:id="ct86722367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2344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7223000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67222888">
            <text:deletion>
              <office:change-info>
                <dc:creator>unknown</dc:creator>
                <dc:date>2010-10-28T09:40:00</dc:date>
              </office:change-info>
              <text:p text:style-name="P7">-</text:p>
            </text:deletion>
          </text:changed-region>
          <text:changed-region text:id="ct867223784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67223560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67223896">
            <text:deletion>
              <office:change-info>
                <dc:creator>unknown</dc:creator>
                <dc:date>2010-10-28T09:40:00</dc:date>
              </office:change-info>
              <text:p text:style-name="P7">-2010</text:p>
            </text:deletion>
          </text:changed-region>
          <text:changed-region text:id="ct867223112">
            <text:insertion>
              <office:change-info>
                <dc:creator>unknown</dc:creator>
                <dc:date>2010-10-28T09:40:00</dc:date>
              </office:change-info>
            </text:insertion>
          </text:changed-region>
        </text:tracked-changes>
        <text:p text:style-name="P1"><text:change text:change-id="ct867239056"/><text:change-start text:change-id="ct867241184"/>SISTEMA DE ANÁLISIS DE SOSTENIBILIDAD DE PROGRAMAS ACADÉMICOS<text:change-end text:change-id="ct867241184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<text:change text:change-id="ct859137368"/><text:change-start text:change-id="ct859137256"/>OPDI<text:change-end text:change-id="ct859137256"/></text:p>
            </table:table-cell>
            <table:table-cell table:style-name="Table1.B1" office:value-type="string">
              <text:p text:style-name="P5"><text:change-start text:change-id="ct867240288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67240288"/><text:change text:change-id="ct867249560"/><text:change-start text:change-id="ct867250008"/><text:span text:style-name="Fuente_20_de_20_párrafo_20_predeter."><text:span text:style-name="T2">Analisis</text:span></text:span><text:change-end text:change-id="ct867250008"/></text:p>
            </table:table-cell>
            <table:table-cell table:style-name="Table1.C1" office:value-type="string">
              <text:p text:style-name="P6"><text:change-start text:change-id="ct867239840"/>Página<text:change-end text:change-id="ct867239840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67240736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67240736"/><text:change text:change-id="ct867241632"/><text:change-start text:change-id="ct867222664"/><text:span text:style-name="Fuente_20_de_20_párrafo_20_predeter."><text:span text:style-name="T2">Gestionar comentario</text:span></text:span><text:change-end text:change-id="ct867222664"/><text:change text:change-id="ct867222216"/><text:change text:change-id="ct867222328"/><text:change text:change-id="ct867222440"/><text:change-start text:change-id="ct867222104"/><text:span text:style-name="Fuente_20_de_20_párrafo_20_predeter."><text:span text:style-name="T2">s</text:span></text:span><text:change-end text:change-id="ct867222104"/></text:p>
            </table:table-cell>
            <table:table-cell table:style-name="Table1.C2" office:value-type="string">
              <text:p text:style-name="P6"><text:change-start text:change-id="ct867221992"/>Identificador</text:p>
              <text:p text:style-name="P7">HU-M<text:change-end text:change-id="ct867221992"/><text:change text:change-id="ct867221768"/><text:change text:change-id="ct867221880"/><text:change-start text:change-id="ct867221656"/>AN<text:change-end text:change-id="ct867221656"/><text:change-start text:change-id="ct867221544"/>-0<text:change-end text:change-id="ct867221544"/><text:change text:change-id="ct867223336"/><text:change-start text:change-id="ct867224008"/>7<text:change-end text:change-id="ct867224008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67223672"/><text:span text:style-name="Fuente_20_de_20_párrafo_20_predeter."><text:span text:style-name="T1">Responsables</text:span></text:span><text:span text:style-name="Fuente_20_de_20_párrafo_20_predeter."><text:span text:style-name="T2">: Luis Armando Nuñez</text:span></text:span><text:change-end text:change-id="ct867223672"/></text:p>
            </table:table-cell>
            <table:table-cell table:style-name="Table1.C2" office:value-type="string">
              <text:p text:style-name="P8"><text:change-start text:change-id="ct867223448"/><text:span text:style-name="Fuente_20_de_20_párrafo_20_predeter."><text:span text:style-name="T1">Fecha</text:span></text:span></text:p>
              <text:p text:style-name="P7"><text:change-end text:change-id="ct867223448"/><text:change text:change-id="ct867223000"/><text:change text:change-id="ct867222888"/><text:change text:change-id="ct867223784"/><text:change text:change-id="ct867223560"/><text:change text:change-id="ct867223896"/><text:change-start text:change-id="ct867223112"/>28-Oct-2010<text:change-end text:change-id="ct867223112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2T11:39:24</dc:date>
    <meta:editing-cycles>44</meta:editing-cycles>
    <meta:editing-duration>PT2H39M26S</meta:editing-duration>
    <meta:template xlink:type="simple" xlink:actuate="onRequest" xlink:href="../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3" meta:word-count="270" meta:character-count="1636"/>
  </office:meta>
</office:document-meta>
</file>